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004cm"/>
    </style:style>
    <style:style style:name="Table1.B" style:family="table-column">
      <style:table-column-properties style:column-width="8.541cm"/>
    </style:style>
    <style:style style:name="Table1.C" style:family="table-column">
      <style:table-column-properties style:column-width="5.456cm"/>
    </style:style>
    <style:style style:name="Table1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racterística</text:p>
            </table:table-cell>
            <table:table-cell table:style-name="Table1.A1" office:value-type="string">
              <text:p text:style-name="Table_20_Heading"><text:span text:style-name="Source_20_Text">mysql.connector</text:span> (consulta tradicional)</text:p>
            </table:table-cell>
            <table:table-cell table:style-name="Table1.A1" office:value-type="string">
              <text:p text:style-name="Table_20_Heading"><text:span text:style-name="Source_20_Text">SQLAlchemy ORM</text:span> (más abstracto y orientado a objetos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stilo</text:span></text:p>
          </table:table-cell>
          <table:table-cell table:style-name="Table1.A1" office:value-type="string">
            <text:p text:style-name="Table_20_Contents">Imperativo, parecido a SQL</text:p>
          </table:table-cell>
          <table:table-cell table:style-name="Table1.A1" office:value-type="string">
            <text:p text:style-name="Table_20_Contents">Declarativo, orientado a objeto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ódigo para SELECT</text:span></text:p>
          </table:table-cell>
          <table:table-cell table:style-name="Table1.A1" office:value-type="string">
            <text:p text:style-name="Table_20_Contents"><text:span text:style-name="Source_20_Text">python&lt;br&gt;import mysql.connector&lt;br&gt;&lt;br&gt;conn = mysql.connector.connect(&lt;br&gt; host="localhost",&lt;br&gt; user="root",&lt;br&gt; password="1234",&lt;br&gt; database="test"&lt;br&gt;)&lt;br&gt;cursor = conn.cursor()&lt;br&gt;cursor.execute("SELECT * FROM usuarios")&lt;br&gt;for row in cursor.fetchall():&lt;br&gt; print(row)&lt;br&gt;</text:span></text:p>
          </table:table-cell>
          <table:table-cell table:style-name="Table1.A1" office:value-type="string">
            <text:p text:style-name="Table_20_Contents"><text:span text:style-name="Source_20_Text">python&lt;br&gt;from sqlalchemy.orm import Session&lt;br&gt;&lt;br&gt;session = Session(engine)&lt;br&gt;usuarios = session.query(Usuario).all()&lt;br&gt;for usuario in usuarios:&lt;br&gt; print(usuario.nombre)&lt;br&gt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ecesita SQL directo</text:span></text:p>
          </table:table-cell>
          <table:table-cell table:style-name="Table1.A1" office:value-type="string">
            <text:p text:style-name="Table_20_Contents">Sí</text:p>
          </table:table-cell>
          <table:table-cell table:style-name="Table1.A1" office:value-type="string">
            <text:p text:style-name="Table_20_Contents">No necesariament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alidación de tipos</text:span></text:p>
          </table:table-cell>
          <table:table-cell table:style-name="Table1.A1" office:value-type="string">
            <text:p text:style-name="Table_20_Contents">Manual</text:p>
          </table:table-cell>
          <table:table-cell table:style-name="Table1.A1" office:value-type="string">
            <text:p text:style-name="Table_20_Contents">Automática con los modelo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acilidad de mantenimiento</text:span></text:p>
          </table:table-cell>
          <table:table-cell table:style-name="Table1.A1" office:value-type="string">
            <text:p text:style-name="Table_20_Contents">Baja en proyectos grandes</text:p>
          </table:table-cell>
          <table:table-cell table:style-name="Table1.A1" office:value-type="string">
            <text:p text:style-name="Table_20_Contents">Alta, especialmente en apps grand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deal para...</text:span></text:p>
          </table:table-cell>
          <table:table-cell table:style-name="Table1.A1" office:value-type="string">
            <text:p text:style-name="Table_20_Contents">Scripts simples, conexión directa</text:p>
          </table:table-cell>
          <table:table-cell table:style-name="Table1.A1" office:value-type="string">
            <text:p text:style-name="Table_20_Contents">Aplicaciones grandes, desarrollo web con Flask o FastAP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7T15:18:51.722380800</meta:creation-date>
    <dc:date>2025-07-17T16:20:23.760744100</dc:date>
    <meta:editing-duration>PT51M20S</meta:editing-duration>
    <meta:editing-cycles>1</meta:editing-cycles>
    <meta:document-statistic meta:table-count="1" meta:image-count="0" meta:object-count="0" meta:page-count="1" meta:paragraph-count="21" meta:word-count="93" meta:character-count="920" meta:non-whitespace-character-count="848"/>
    <meta:generator>LibreOffice/25.2.4.3$Windows_X86_64 LibreOffice_project/33e196637044ead23f5c3226cde09b47731f7e27</meta:generator>
  </office:meta>
</office:document-meta>
</file>